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64bit</text:p>
          </table:table-cell>
          <table:table-cell table:number-columns-repeated="2"/>
          <table:table-cell office:value-type="string" calcext:value-type="string">
            <text:p>128bit</text:p>
          </table:table-cell>
          <table:table-cell table:number-columns-repeated="2"/>
          <table:table-cell office:value-type="string" calcext:value-type="string">
            <text:p>256bit</text:p>
          </table:table-cell>
          <table:table-cell table:number-columns-repeated="2"/>
          <table:table-cell office:value-type="string" calcext:value-type="string">
            <text:p>512bi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119" calcext:value-type="float">
            <text:p>3211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146" calcext:value-type="float">
            <text:p>414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4836" calcext:value-type="float">
            <text:p>74836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339" calcext:value-type="float">
            <text:p>533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4321" calcext:value-type="float">
            <text:p>2432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339" calcext:value-type="float">
            <text:p>12339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8230" calcext:value-type="float">
            <text:p>823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885" calcext:value-type="float">
            <text:p>488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09994" calcext:value-type="float">
            <text:p>109994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3737" calcext:value-type="float">
            <text:p>43737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31721" calcext:value-type="float">
            <text:p>131721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549" calcext:value-type="float">
            <text:p>2754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64148" calcext:value-type="float">
            <text:p>64148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620" calcext:value-type="float">
            <text:p>1162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7944" calcext:value-type="float">
            <text:p>1794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8172" calcext:value-type="float">
            <text:p>68172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608" calcext:value-type="float">
            <text:p>3260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419" calcext:value-type="float">
            <text:p>1441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288" calcext:value-type="float">
            <text:p>42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5921" calcext:value-type="float">
            <text:p>9592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334" calcext:value-type="float">
            <text:p>433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785" calcext:value-type="float">
            <text:p>878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4414" calcext:value-type="float">
            <text:p>44414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49" calcext:value-type="float">
            <text:p>554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524" calcext:value-type="float">
            <text:p>552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1046" calcext:value-type="float">
            <text:p>61046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4035" calcext:value-type="float">
            <text:p>54035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890" calcext:value-type="float">
            <text:p>289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544" calcext:value-type="float">
            <text:p>9544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429" calcext:value-type="float">
            <text:p>1242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214" calcext:value-type="float">
            <text:p>22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08" calcext:value-type="float">
            <text:p>370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213" calcext:value-type="float">
            <text:p>1621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385" calcext:value-type="float">
            <text:p>2938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316" calcext:value-type="float">
            <text:p>1831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7518" calcext:value-type="float">
            <text:p>751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923" calcext:value-type="float">
            <text:p>1392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8637" calcext:value-type="float">
            <text:p>28637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48" calcext:value-type="float">
            <text:p>28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112" calcext:value-type="float">
            <text:p>911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7293" calcext:value-type="float">
            <text:p>37293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73" calcext:value-type="float">
            <text:p>5373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2213" calcext:value-type="float">
            <text:p>32213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17130" calcext:value-type="float">
            <text:p>1713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496" calcext:value-type="float">
            <text:p>28496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26" calcext:value-type="float">
            <text:p>25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147" calcext:value-type="float">
            <text:p>1014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60" calcext:value-type="float">
            <text:p>1036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4959" calcext:value-type="float">
            <text:p>7495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58" calcext:value-type="float">
            <text:p>9358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6760" calcext:value-type="float">
            <text:p>67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362" calcext:value-type="float">
            <text:p>23362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36" calcext:value-type="float">
            <text:p>273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4006" calcext:value-type="float">
            <text:p>140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05335" calcext:value-type="float">
            <text:p>205335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340" calcext:value-type="float">
            <text:p>1634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77606" calcext:value-type="float">
            <text:p>77606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17" calcext:value-type="float">
            <text:p>221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436" calcext:value-type="float">
            <text:p>543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5352" calcext:value-type="float">
            <text:p>55352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87" calcext:value-type="float">
            <text:p>428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307" calcext:value-type="float">
            <text:p>530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873" calcext:value-type="float">
            <text:p>387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716" calcext:value-type="float">
            <text:p>50716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606" calcext:value-type="float">
            <text:p>1060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6068" calcext:value-type="float">
            <text:p>106068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141" calcext:value-type="float">
            <text:p>714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768" calcext:value-type="float">
            <text:p>27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376" calcext:value-type="float">
            <text:p>1037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834" calcext:value-type="float">
            <text:p>183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3219" calcext:value-type="float">
            <text:p>1321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6709" calcext:value-type="float">
            <text:p>670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816" calcext:value-type="float">
            <text:p>681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1874" calcext:value-type="float">
            <text:p>71874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793" calcext:value-type="float">
            <text:p>479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457" calcext:value-type="float">
            <text:p>18457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8" calcext:value-type="float">
            <text:p>210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593" calcext:value-type="float">
            <text:p>759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9229" calcext:value-type="float">
            <text:p>29229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307" calcext:value-type="float">
            <text:p>93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112" calcext:value-type="float">
            <text:p>21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546" calcext:value-type="float">
            <text:p>27546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27224" calcext:value-type="float">
            <text:p>27224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244" calcext:value-type="float">
            <text:p>524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064" calcext:value-type="float">
            <text:p>19064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2920" calcext:value-type="float">
            <text:p>29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390" calcext:value-type="float">
            <text:p>1139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4162" calcext:value-type="float">
            <text:p>124162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70" calcext:value-type="float">
            <text:p>267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1965" calcext:value-type="float">
            <text:p>1196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624" calcext:value-type="float">
            <text:p>462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6" calcext:value-type="float">
            <text:p>41256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1216" calcext:value-type="float">
            <text:p>1121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396" calcext:value-type="float">
            <text:p>139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172" calcext:value-type="float">
            <text:p>1117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2867" calcext:value-type="float">
            <text:p>2286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77" calcext:value-type="float">
            <text:p>13677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15261" calcext:value-type="float">
            <text:p>1526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797" calcext:value-type="float">
            <text:p>1079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6" calcext:value-type="float">
            <text:p>553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2385" calcext:value-type="float">
            <text:p>22385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5294" calcext:value-type="float">
            <text:p>2529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512" calcext:value-type="float">
            <text:p>1751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03292" calcext:value-type="float">
            <text:p>103292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705" calcext:value-type="float">
            <text:p>770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284" calcext:value-type="float">
            <text:p>1228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851" calcext:value-type="float">
            <text:p>20851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5273" calcext:value-type="float">
            <text:p>527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298" calcext:value-type="float">
            <text:p>329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3225" calcext:value-type="float">
            <text:p>123225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717" calcext:value-type="float">
            <text:p>571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5403" calcext:value-type="float">
            <text:p>540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322" calcext:value-type="float">
            <text:p>332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28" calcext:value-type="float">
            <text:p>862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3415" calcext:value-type="float">
            <text:p>2341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194" calcext:value-type="float">
            <text:p>30194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163" calcext:value-type="float">
            <text:p>316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1171" calcext:value-type="float">
            <text:p>1117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3110" calcext:value-type="float">
            <text:p>33110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90" calcext:value-type="float">
            <text:p>26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1033" calcext:value-type="float">
            <text:p>1103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316" calcext:value-type="float">
            <text:p>931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21243" calcext:value-type="float">
            <text:p>2124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66400" calcext:value-type="float">
            <text:p>6640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07" calcext:value-type="float">
            <text:p>590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422" calcext:value-type="float">
            <text:p>34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840" calcext:value-type="float">
            <text:p>59840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64" calcext:value-type="float">
            <text:p>186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280" calcext:value-type="float">
            <text:p>828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4156" calcext:value-type="float">
            <text:p>2415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704" calcext:value-type="float">
            <text:p>27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71" calcext:value-type="float">
            <text:p>357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143" calcext:value-type="float">
            <text:p>1714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420" calcext:value-type="float">
            <text:p>53420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56337" calcext:value-type="float">
            <text:p>56337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344" calcext:value-type="float">
            <text:p>183344</text:p>
          </table:table-cell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20" calcext:value-type="float">
            <text:p>942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719" calcext:value-type="float">
            <text:p>114719</text:p>
          </table:table-cell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90" calcext:value-type="float">
            <text:p>949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719" calcext:value-type="float">
            <text:p>19719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157" calcext:value-type="float">
            <text:p>108157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82" calcext:value-type="float">
            <text:p>1268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943" calcext:value-type="float">
            <text:p>6943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58" calcext:value-type="float">
            <text:p>18658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85" calcext:value-type="float">
            <text:p>818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9958" calcext:value-type="float">
            <text:p>2995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040" calcext:value-type="float">
            <text:p>30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515" calcext:value-type="float">
            <text:p>1851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21" calcext:value-type="float">
            <text:p>18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643" calcext:value-type="float">
            <text:p>3664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1573" calcext:value-type="float">
            <text:p>21573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78" calcext:value-type="float">
            <text:p>487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293" calcext:value-type="float">
            <text:p>1029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1533" calcext:value-type="float">
            <text:p>181533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410" calcext:value-type="float">
            <text:p>341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435" calcext:value-type="float">
            <text:p>14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0082" calcext:value-type="float">
            <text:p>230082</text:p>
          </table:table-cell>
          <table:table-cell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8" calcext:value-type="float">
            <text:p>175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209" calcext:value-type="float">
            <text:p>6720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114" calcext:value-type="float">
            <text:p>31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5057" calcext:value-type="float">
            <text:p>55057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157" calcext:value-type="float">
            <text:p>9157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4409" calcext:value-type="float">
            <text:p>440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8854" calcext:value-type="float">
            <text:p>38854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16" calcext:value-type="float">
            <text:p>371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751" calcext:value-type="float">
            <text:p>675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242" calcext:value-type="float">
            <text:p>44242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758" calcext:value-type="float">
            <text:p>187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9115" calcext:value-type="float">
            <text:p>19115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48" calcext:value-type="float">
            <text:p>534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0921" calcext:value-type="float">
            <text:p>3092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692" calcext:value-type="float">
            <text:p>269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156" calcext:value-type="float">
            <text:p>9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9491" calcext:value-type="float">
            <text:p>69491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114" calcext:value-type="float">
            <text:p>34114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5320" calcext:value-type="float">
            <text:p>53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08" calcext:value-type="float">
            <text:p>150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906" calcext:value-type="float">
            <text:p>73906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727" calcext:value-type="float">
            <text:p>472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2067" calcext:value-type="float">
            <text:p>32067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4845" calcext:value-type="float">
            <text:p>64845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7645" calcext:value-type="float">
            <text:p>3764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796" calcext:value-type="float">
            <text:p>24796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752" calcext:value-type="float">
            <text:p>1275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613" calcext:value-type="float">
            <text:p>2061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1976" calcext:value-type="float">
            <text:p>11976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43" calcext:value-type="float">
            <text:p>574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973" calcext:value-type="float">
            <text:p>297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02" calcext:value-type="float">
            <text:p>1300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32490" calcext:value-type="float">
            <text:p>32490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672" calcext:value-type="float">
            <text:p>567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716" calcext:value-type="float">
            <text:p>971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501" calcext:value-type="float">
            <text:p>2650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09" calcext:value-type="float">
            <text:p>1040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1439" calcext:value-type="float">
            <text:p>21439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462" calcext:value-type="float">
            <text:p>1346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235" calcext:value-type="float">
            <text:p>423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346" calcext:value-type="float">
            <text:p>434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5394" calcext:value-type="float">
            <text:p>1539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184" calcext:value-type="float">
            <text:p>1618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011" calcext:value-type="float">
            <text:p>1101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8207" calcext:value-type="float">
            <text:p>48207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145" calcext:value-type="float">
            <text:p>1314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1119" calcext:value-type="float">
            <text:p>91119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578" calcext:value-type="float">
            <text:p>2157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2580" calcext:value-type="float">
            <text:p>1258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584" calcext:value-type="float">
            <text:p>45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69" calcext:value-type="float">
            <text:p>536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5336" calcext:value-type="float">
            <text:p>1533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81211" calcext:value-type="float">
            <text:p>81211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022" calcext:value-type="float">
            <text:p>1502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804" calcext:value-type="float">
            <text:p>280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</table:table-row>
        <table:table-row table:style-name="ro1">
          <table:table-cell table:formula="of:=AVERAGE(([.A4:.A104]))" office:value-type="float" office:value="772.09900990099" calcext:value-type="float">
            <text:p>772.09900990099</text:p>
          </table:table-cell>
          <table:table-cell table:formula="of:=AVERAGE(([.B4:.B104]))" office:value-type="float" office:value="35.7128712871287" calcext:value-type="float">
            <text:p>35.7128712871287</text:p>
          </table:table-cell>
          <table:table-cell office:value-type="float" office:value="29.197" calcext:value-type="float">
            <text:p>29.197</text:p>
          </table:table-cell>
          <table:table-cell table:formula="of:=AVERAGE(([.D4:.D104]))" office:value-type="float" office:value="2944.28712871287" calcext:value-type="float">
            <text:p>2944.28712871287</text:p>
          </table:table-cell>
          <table:table-cell table:formula="of:=AVERAGE(([.E4:.E104]))" office:value-type="float" office:value="67.4851485148515" calcext:value-type="float">
            <text:p>67.4851485148515</text:p>
          </table:table-cell>
          <table:table-cell office:value-type="float" office:value="263.61" calcext:value-type="float">
            <text:p>263.61</text:p>
          </table:table-cell>
          <table:table-cell table:formula="of:=AVERAGE(([.G4:.G104]))" office:value-type="float" office:value="10778.9405940594" calcext:value-type="float">
            <text:p>10778.9405940594</text:p>
          </table:table-cell>
          <table:table-cell table:formula="of:=AVERAGE(([.H4:.H104]))" office:value-type="float" office:value="120.009900990099" calcext:value-type="float">
            <text:p>120.009900990099</text:p>
          </table:table-cell>
          <table:table-cell office:value-type="float" office:value="2165.9" calcext:value-type="float">
            <text:p>2165.9</text:p>
          </table:table-cell>
          <table:table-cell table:formula="of:=AVERAGE(([.J4:.J104]))" office:value-type="float" office:value="43497.198019802" calcext:value-type="float">
            <text:p>43497.198019802</text:p>
          </table:table-cell>
          <table:table-cell table:formula="of:=AVERAGE(([.K4:.K104]))" office:value-type="float" office:value="245.445544554455" calcext:value-type="float">
            <text:p>245.445544554455</text:p>
          </table:table-cell>
          <table:table-cell office:value-type="float" office:value="22712" calcext:value-type="float">
            <text:p>2271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s</text:p>
          </table:table-cell>
          <table:table-cell table:number-columns-repeated="2"/>
          <table:table-cell table:style-name="ce2" office:value-type="string" calcext:value-type="string">
            <text:p>ms</text:p>
          </table:table-cell>
          <table:table-cell table:number-columns-repeated="2"/>
          <table:table-cell table:style-name="ce2" office:value-type="string" calcext:value-type="string">
            <text:p>ms</text:p>
          </table:table-cell>
          <table:table-cell table:number-columns-repeated="2"/>
          <table:table-cell table:style-name="ce2" office:value-type="string" calcext:value-type="string">
            <text:p>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6:18:05.856498478</meta:creation-date>
    <dc:date>2023-10-01T16:28:10.467862946</dc:date>
    <meta:editing-duration>PT9M58S</meta:editing-duration>
    <meta:editing-cycles>13</meta:editing-cycles>
    <meta:generator>LibreOffice/7.5.7.1$Linux_X86_64 LibreOffice_project/50$Build-1</meta:generator>
    <meta:document-statistic meta:table-count="1" meta:cell-count="848" meta:object-count="0"/>
  </office:meta>
</office:document-meta>
</file>